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6.298cm" fo:min-width="6.0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6.298cm" fo:min-width="6.0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298cm" fo:min-width="6.0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6.298cm" fo:min-width="6.0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808080" draw:textarea-horizontal-align="justify" draw:textarea-vertical-align="middle" draw:auto-grow-height="false" fo:min-height="2.998cm" fo:min-width="2.7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1.348cm" fo:min-width="1.09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522cm" fo:min-width="0.273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998cm" fo:min-width="2.7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2.998cm" fo:min-width="2.7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48cm" fo:min-width="1.09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1.348cm" fo:min-width="1.09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0.522cm" fo:min-width="0.273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0.524cm" fo:min-width="0.273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524cm" fo:min-width="0.273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22cm" fo:min-width="0.273cm" fo:padding-top="0.151cm" fo:padding-bottom="0.151cm" fo:padding-left="0.276cm" fo:padding-right="0.276cm"/>
    </style:style>
    <style:style style:name="gr16" style:family="graphic" style:parent-style-name="standard">
      <style:graphic-properties draw:stroke="none" draw:fill="none" fo:min-height="3.705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808080" draw:textarea-horizontal-align="justify" draw:textarea-vertical-align="middle" draw:auto-grow-height="false" fo:min-height="0.522cm" fo:min-width="0.273cm" fo:padding-top="0.151cm" fo:padding-bottom="0.151cm" fo:padding-left="0.276cm" fo:padding-right="0.276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style:paragraph-properties fo:margin-top="0.42cm" fo:margin-bottom="0.35cm" fo:text-align="center"/>
    </style:style>
    <style:style style:name="P9" style:family="paragraph">
      <loext:graphic-properties draw:fill="none"/>
      <style:paragraph-properties fo:margin-top="0.42cm" fo:margin-bottom="0.35cm" fo:text-align="center"/>
      <style:text-properties style:font-name="Ubuntu" fo:font-size="10pt" style:font-size-asian="10pt" style:font-size-complex="10pt"/>
    </style:style>
    <style:style style:name="P10" style:family="paragraph">
      <loext:graphic-properties draw:fill-color="#ffffff"/>
    </style:style>
    <style:style style:name="T1" style:family="text">
      <style:text-properties style:font-name="Ubuntu" fo:font-size="32pt" style:font-size-asian="32pt" style:font-size-complex="32pt"/>
    </style:style>
    <style:style style:name="T2" style:family="text">
      <style:text-properties style:font-name="Ubuntu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6cm" svg:height="6.6cm" svg:x="0.5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6.6cm" svg:x="7.1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6cm" svg:height="6.6cm" svg:x="7.1cm" svg:y="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6cm" svg:height="6.6cm" svg:x="0.5cm" svg:y="8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cm" svg:height="3.3cm" svg:x="7.1cm" svg:y="8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65cm" svg:height="1.65cm" svg:x="12.05cm" svg:y="13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25cm" svg:height="0.824cm" svg:x="10.4cm" svg:y="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3cm" svg:height="3.3cm" svg:x="0.5cm" svg:y="2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3cm" svg:height="3.3cm" svg:x="0.5cm" svg:y="8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65cm" svg:height="1.65cm" svg:x="7.1cm" svg:y="7.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5cm" svg:height="1.65cm" svg:x="3.8cm" svg:y="5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825cm" svg:height="0.824cm" svg:x="5.45cm" svg:y="7.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25cm" svg:height="0.824cm" svg:x="12.875cm" svg:y="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25cm" svg:height="0.826cm" svg:x="12.05cm" svg:y="2.9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825cm" svg:height="0.824cm" svg:x="11.225cm" svg:y="3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25cm" svg:height="0.826cm" svg:x="6.275cm" svg:y="7.8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65cm" svg:height="1.65cm" svg:x="2.15cm" svg:y="12.8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825cm" svg:height="0.824cm" svg:x="3.8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cm" svg:height="6.6cm" svg:x="14.3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6.6cm" svg:x="20.9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6cm" svg:height="6.6cm" svg:x="20.9cm" svg:y="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6cm" svg:height="6.6cm" svg:x="14.3cm" svg:y="8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cm" svg:height="3.3cm" svg:x="14.3cm" svg:y="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65cm" svg:height="1.65cm" svg:x="22.55cm" svg:y="10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25cm" svg:height="0.824cm" svg:x="20.9cm" svg:y="8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3cm" svg:height="3.3cm" svg:x="17.6cm" svg:y="2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3cm" svg:height="3.3cm" svg:x="17.6cm" svg:y="8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65cm" svg:height="1.65cm" svg:x="14.3cm" svg:y="2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5cm" svg:height="1.65cm" svg:x="20.9cm" svg:y="2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825cm" svg:height="0.824cm" svg:x="22.55cm" svg:y="3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25cm" svg:height="0.824cm" svg:x="22.55cm" svg:y="6.2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25cm" svg:height="0.826cm" svg:x="21.725cm" svg:y="7.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825cm" svg:height="0.824cm" svg:x="20.9cm" svg:y="7.87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25cm" svg:height="0.826cm" svg:x="23.375cm" svg:y="4.5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65cm" svg:height="1.65cm" svg:x="14.3cm" svg:y="13.64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825cm" svg:height="0.824cm" svg:x="15.95cm" svg:y="12.824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27cm" svg:height="3.959cm" svg:x="0.5cm" svg:y="0.31cm">
          <draw:text-box>
            <text:p text:style-name="P8"><text:span text:style-name="T1">SACI: Simbólica de Aprendizado e Código Interativo</text:span></text:p>
            <text:p text:style-name="P8"><text:span text:style-name="T2"/></text:p>
            <text:p text:style-name="P8"><text:span text:style-name="T2"/></text:p>
            <text:p text:style-name="P8"><text:span text:style-name="T2"/></text:p>
          </draw:text-box>
        </draw:frame>
        <draw:custom-shape draw:style-name="gr11" draw:text-style-name="P4" draw:layer="layout" svg:width="1.65cm" svg:height="1.65cm" svg:x="25.85cm" svg:y="8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5cm" svg:height="1.65cm" svg:x="20.9cm" svg:y="13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25cm" svg:height="0.824cm" svg:x="22.55cm" svg:y="12.8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825cm" svg:height="0.824cm" svg:x="22.55cm" svg:y="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7-01T01:38:18.085486606</meta:creation-date>
    <dc:date>2024-11-15T22:27:19.079086398</dc:date>
    <meta:editing-duration>PT19M12S</meta:editing-duration>
    <meta:editing-cycles>7</meta:editing-cycles>
    <meta:generator>LibreOffice/6.0.7.3$Linux_X86_64 LibreOffice_project/00m0$Build-3</meta:generator>
    <meta:document-statistic meta:object-count="64"/>
  </office:meta>
</office:document-meta>
</file>